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000000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5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10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4"/>
          <table:table-cell table:number-columns-repeated="1004"/>
        </table:table-row>
        <table:table-row table:style-name="ro2"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40:12.877808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57</meta:editing-cycles>
    <meta:editing-duration>P1DT6H43M44S</meta:editing-duration>
    <dc:date>2020-02-25T10:48:46.542295836</dc:date>
    <meta:document-statistic meta:table-count="2" meta:cell-count="145" meta:object-count="0"/>
  </office:meta>
</office:document-meta>
</file>